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text-properties fo:color="#ffffff" style:font-name="Segoe UI" fo:font-size="26pt" fo:text-shadow="1pt 1pt" style:font-size-asian="26pt" style:font-size-complex="26pt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32pt" style:font-name-asian="Segoe UI1" style:font-size-asian="32pt" style:font-name-complex="Segoe UI1" style:font-size-complex="32pt"/>
    </style:style>
    <style:style style:name="P8" style:family="paragraph"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3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83caff" style:font-name="Segoe UI" fo:font-size="32pt" fo:text-shadow="1pt 1pt" style:font-size-asian="32pt" style:font-size-complex="32pt"/>
    </style:style>
    <style:style style:name="T5" style:family="text">
      <style:text-properties fo:color="#83ca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font-name="Segoe UI" fo:font-size="26pt" fo:text-shadow="1pt 1pt" style:font-size-asian="26pt" style:font-size-complex="26pt"/>
    </style:style>
    <style:style style:name="T8" style:family="text">
      <style:text-properties fo:color="#83ca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83ca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83caff" style:text-position="33% 58%" style:font-name="Segoe UI" fo:font-size="32pt" fo:text-shadow="1pt 1pt" style:font-name-asian="Segoe UI1" style:font-size-asian="32pt" style:font-name-complex="Segoe UI1" style:font-size-complex="32pt"/>
    </style:style>
    <style:style style:name="T12" style:family="text">
      <style:text-properties fo:color="#83caff" style:font-name="Segoe UI" fo:font-size="32pt" fo:text-shadow="1pt 1pt" style:font-name-asian="Segoe UI1" style:font-size-asian="32pt" style:font-name-complex="Segoe UI1" style:font-size-complex="32pt"/>
    </style:style>
    <style:style style:name="T13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style:style style:name="T1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4cm" svg:height="7.478cm" svg:x="1.27cm" svg:y="1.016cm">
          <draw:text-box>
            <text:p text:style-name="P1"><text:span text:style-name="T1">Psalm 111:1–10</text:span></text:p>
            <text:p text:style-name="P2"><text:span text:style-name="T2">1</text:span><text:span text:style-name="T3"> </text:span><text:span text:style-name="T4">Praise the L</text:span><text:span text:style-name="T3">ORD</text:span><text:span text:style-name="T4">! I will give thanks to the L</text:span><text:span text:style-name="T3">ORD</text:span><text:span text:style-name="T4"> </text:span></text:p>
            <text:p text:style-name="P2"><text:span text:style-name="T4"><text:s text:c="2"/></text:span><text:span text:style-name="T4">with my whole heart,</text:span><text:span text:style-name="T5"> </text:span></text:p>
            <text:p text:style-name="P3"><text:span text:style-name="T6"><text:s text:c="6"/></text:span><text:span text:style-name="T6">in the company of the upright, in the <text:s text:c="2"/></text:span></text:p>
            <text:p text:style-name="P3"><text:span text:style-name="T6"><text:s text:c="6"/></text:span><text:span text:style-name="T6">congre</text:span><text:span text:style-name="T6">gation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4cm" svg:height="6.263cm" svg:x="1.27cm" svg:y="0.849cm">
          <draw:text-box>
            <text:p text:style-name="P5"><text:span text:style-name="T8">2</text:span><text:span text:style-name="T9"> </text:span><text:span text:style-name="T10">Great are the works of the L</text:span><text:span text:style-name="T9">ORD</text:span><text:span text:style-name="T10">,</text:span></text:p>
            <text:p text:style-name="P3"><text:span text:style-name="T6"><text:s text:c="6"/></text:span><text:span text:style-name="T6">studied by all who delight in them.</text:span></text:p>
            <text:p text:style-name="P2"><text:span text:style-name="T11">3</text:span><text:span text:style-name="T12"> </text:span><text:span text:style-name="T4">Full of splendor and majesty is his work,</text:span></text:p>
            <text:p text:style-name="P3"><text:span text:style-name="T6"><text:s text:c="6"/></text:span><text:span text:style-name="T6">and his righteousness endures forever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4cm" svg:height="7.766cm" svg:x="1.27cm" svg:y="0.762cm">
          <draw:text-box>
            <text:p text:style-name="P5"><text:span text:style-name="T8">4</text:span><text:span text:style-name="T9"> </text:span><text:span text:style-name="T10">He has caused his wondrous works to be </text:span></text:p>
            <text:p text:style-name="P5"><text:span text:style-name="T10"><text:s text:c="2"/></text:span><text:span text:style-name="T10">remembered;</text:span></text:p>
            <text:p text:style-name="P3"><text:span text:style-name="T6"><text:s text:c="6"/></text:span><text:span text:style-name="T6">the L</text:span><text:span text:style-name="T13">ORD</text:span><text:span text:style-name="T6"> is gracious and merciful.</text:span></text:p>
            <text:p text:style-name="P2"><text:span text:style-name="T11">5</text:span><text:span text:style-name="T12"> </text:span><text:span text:style-name="T4">He provides food for those who fear him;</text:span></text:p>
            <text:p text:style-name="P3"><text:span text:style-name="T6"><text:s text:c="6"/></text:span><text:span text:style-name="T6">he remembers his covenant forever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4" draw:layer="layout" svg:width="25.4cm" svg:height="6.263cm" svg:x="1.27cm" svg:y="1.016cm">
          <draw:text-box>
            <text:p text:style-name="P5"><text:span text:style-name="T8">6</text:span><text:span text:style-name="T9"> </text:span><text:span text:style-name="T10">He has shown his people the power of his works,</text:span></text:p>
            <text:p text:style-name="P3"><text:span text:style-name="T6"><text:s text:c="6"/></text:span><text:span text:style-name="T6">in giving them the inheritance of the nations.</text:span></text:p>
            <text:p text:style-name="P2"><text:span text:style-name="T11">7</text:span><text:span text:style-name="T12"> </text:span><text:span text:style-name="T4">The works of his hands are faithful and just;</text:span></text:p>
            <text:p text:style-name="P3"><text:span text:style-name="T6"><text:s text:c="6"/></text:span><text:span text:style-name="T6">all his precepts are trustworthy;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4" draw:layer="layout" svg:width="25.4cm" svg:height="10.772cm" svg:x="1.166cm" svg:y="0.568cm">
          <draw:text-box>
            <text:p text:style-name="P5"><text:span text:style-name="T8">8</text:span><text:span text:style-name="T9"> </text:span><text:span text:style-name="T10">they are established forever and ever,</text:span></text:p>
            <text:p text:style-name="P3"><text:span text:style-name="T6"><text:s text:c="6"/></text:span><text:span text:style-name="T6">to be performed with faithfulness and </text:span></text:p>
            <text:p text:style-name="P3"><text:span text:style-name="T6"><text:s text:c="6"/></text:span><text:span text:style-name="T6">uprightness.</text:span></text:p>
            <text:p text:style-name="P6"><text:span text:style-name="T2">9</text:span><text:span text:style-name="T3"> </text:span><text:span text:style-name="T4">He sent redemption to his people; he has </text:span></text:p>
            <text:p text:style-name="P6"><text:span text:style-name="T4"><text:s text:c="2"/></text:span><text:span text:style-name="T4">commanded his covenant forever.</text:span></text:p>
            <text:p text:style-name="P3"><text:span text:style-name="T6"><text:s text:c="6"/></text:span><text:span text:style-name="T6">Holy and awesome</text:span></text:p>
            <text:p text:style-name="P3"><text:span text:style-name="T6"><text:s text:c="6"/></text:span><text:span text:style-name="T6">is his name!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4" draw:layer="layout" svg:width="25.4cm" svg:height="7.478cm" svg:x="1.27cm" svg:y="0.797cm">
          <draw:text-box>
            <text:p text:style-name="P6"><text:span text:style-name="T8">10</text:span><text:span text:style-name="T9"> </text:span><text:span text:style-name="T10">The fear of the L</text:span><text:span text:style-name="T9">ORD</text:span><text:span text:style-name="T10"> is the beginning of </text:span></text:p>
            <text:p text:style-name="P6"><text:span text:style-name="T10"><text:s text:c="3"/></text:span><text:span text:style-name="T10">wisdom; all those who practice it have a good </text:span></text:p>
            <text:p text:style-name="P6"><text:span text:style-name="T10"><text:s text:c="3"/></text:span><text:span text:style-name="T10">understanding.</text:span><text:span text:style-name="T9"> </text:span></text:p>
            <text:p text:style-name="P3"><text:span text:style-name="T14"><text:s text:c="7"/></text:span><text:span text:style-name="T14">His praise endures forever!</text:span></text:p>
            <text:p text:style-name="P2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8" draw:layer="layout" svg:width="25.4cm" svg:height="6.263cm" svg:x="1.27cm" svg:y="0.797cm">
          <draw:text-box>
            <text:p text:style-name="P7"><text:span text:style-name="T14">C: Glory be to the Father and to the Son and to <text:s/></text:span></text:p>
            <text:p text:style-name="P7"><text:span text:style-name="T14"><text:s text:c="4"/></text:span><text:span text:style-name="T14">the Holy Spirit; as it was in the beginning, is </text:span></text:p>
            <text:p text:style-name="P7"><text:span text:style-name="T14"><text:s text:c="4"/></text:span><text:span text:style-name="T14">now and ever shall be, world without end. <text:s/></text:span></text:p>
            <text:p text:style-name="P7"><text:span text:style-name="T14"><text:s text:c="4"/></text:span><text:span text:style-name="T14"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0:10:18.673000000</meta:creation-date>
    <dc:title>Hymn template</dc:title>
    <meta:editing-duration>PT6M26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4-12-24T00:28:35.318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4-12-24T00:10:18.111000000"/>
  </office:meta>
</office:document-meta>
</file>